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0.919cm"/>
    </style:style>
    <style:style style:name="co8" style:family="table-column">
      <style:table-column-properties fo:break-before="auto" style:column-width="1.229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2cm"/>
    </style:style>
    <style:style style:name="co12" style:family="table-column">
      <style:table-column-properties fo:break-before="auto" style:column-width="6.657cm"/>
    </style:style>
    <style:style style:name="co13" style:family="table-column">
      <style:table-column-properties fo:break-before="auto" style:column-width="0.601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1.73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2.101cm"/>
    </style:style>
    <style:style style:name="co18" style:family="table-column">
      <style:table-column-properties fo:break-before="auto" style:column-width="1.983cm"/>
    </style:style>
    <style:style style:name="co19" style:family="table-column">
      <style:table-column-properties fo:break-before="auto" style:column-width="1.886cm"/>
    </style:style>
    <style:style style:name="co20" style:family="table-column">
      <style:table-column-properties fo:break-before="auto" style:column-width="2.06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533cm"/>
    </style:style>
    <style:style style:name="co23" style:family="table-column">
      <style:table-column-properties fo:break-before="auto" style:column-width="6.983cm"/>
    </style:style>
    <style:style style:name="co24" style:family="table-column">
      <style:table-column-properties fo:break-before="auto" style:column-width="0.621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6.754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0.582cm"/>
    </style:style>
    <style:style style:name="co30" style:family="table-column">
      <style:table-column-properties fo:break-before="auto" style:column-width="0.466cm"/>
    </style:style>
    <style:style style:name="co31" style:family="table-column">
      <style:table-column-properties fo:break-before="auto" style:column-width="4.531cm"/>
    </style:style>
    <style:style style:name="co32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6" style:family="table-cell" style:parent-style-name="Default" style:data-style-name="N124">
      <style:table-cell-properties fo:background-color="#d4ea6b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86" style:family="table-cell" style:parent-style-name="Default" style:data-style-name="N104"/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61"/>
        <table:table-column table:style-name="co9" table:number-columns-repeated="2" table:default-cell-style-name="ce61"/>
        <table:table-row table:style-name="ro1">
          <table:table-cell/>
          <table:table-cell table:style-name="ce61" table:formula="of:=[.B3]/12" office:value-type="float" office:value="35054.7991666667" calcext:value-type="float">
            <text:p>35.054,80</text:p>
          </table:table-cell>
          <table:table-cell table:style-name="ce61" table:formula="of:=[.C3]/12" office:value-type="float" office:value="-20474.8025" calcext:value-type="float">
            <text:p>-20.474,80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21350.095" calcext:value-type="float">
            <text:p>21.350,10</text:p>
          </table:table-cell>
          <table:table-cell table:style-name="ce61" table:formula="of:=[.F3]/12" office:value-type="float" office:value="-12620.5675" calcext:value-type="float">
            <text:p>-12.620,57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64" office:value-type="string" calcext:value-type="string">
            <text:p>TAH.GİRİŞ</text:p>
          </table:table-cell>
          <table:table-cell table:style-name="ce64" office:value-type="string" calcext:value-type="string">
            <text:p>TAH.ÇIKIŞ</text:p>
          </table:table-cell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20657.59" calcext:value-type="float">
            <text:p>420.657,59</text:p>
          </table:table-cell>
          <table:table-cell table:style-name="ce62" table:formula="of:=SUM([.C6:.C17])" office:value-type="float" office:value="-245697.63" calcext:value-type="float">
            <text:p>-245.697,63</text:p>
          </table:table-cell>
          <table:table-cell table:style-name="ce62" table:formula="of:=[.B3]+[.C3]" office:value-type="float" office:value="174959.96" calcext:value-type="float">
            <text:p>174.959,96</text:p>
          </table:table-cell>
          <table:table-cell table:style-name="ce62" table:formula="of:=SUM([.E6:.E17])" office:value-type="float" office:value="256201.14" calcext:value-type="float">
            <text:p>256.201,14</text:p>
          </table:table-cell>
          <table:table-cell table:style-name="ce62" table:formula="of:=SUM([.F6:.F17])" office:value-type="float" office:value="-151446.81" calcext:value-type="float">
            <text:p>-151.446,81</text:p>
          </table:table-cell>
          <table:table-cell table:style-name="ce62" table:formula="of:=[.E3]+[.F3]" office:value-type="float" office:value="104754.33" calcext:value-type="float">
            <text:p>104.754,3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/>
          <table:table-cell table:formula="of:=[.I10]*0.2491" office:value-type="float" office:value="0" calcext:value-type="float">
            <text:p>0,00</text:p>
          </table:table-cell>
          <table:table-cell table:formula="of:=[.I10]-[.J10]" office:value-type="float" office:value="0" calcext:value-type="float">
            <text:p>0,00</text:p>
          </table:table-cell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48" calcext:value-type="float">
            <text:p>48</text:p>
          </table:table-cell>
          <table:table-cell table:formula="of:=[.I12]*0.2491" office:value-type="float" office:value="11.9568" calcext:value-type="float">
            <text:p>11,96</text:p>
          </table:table-cell>
          <table:table-cell table:formula="of:=[.I12]-[.J12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51063.54" calcext:value-type="float">
            <text:p>51.063,54</text:p>
          </table:table-cell>
          <table:table-cell table:style-name="ce63" table:formula="of:=[$'08'.E2]" office:value-type="float" office:value="-11695.35" calcext:value-type="float">
            <text:p>-11.695,35</text:p>
          </table:table-cell>
          <table:table-cell table:style-name="ce63" table:formula="of:=[.B13]+[.C13]+[.D12]" office:value-type="float" office:value="50518.48" calcext:value-type="float">
            <text:p>50.518,48</text:p>
          </table:table-cell>
          <table:table-cell table:style-name="ce63" table:formula="of:=[$'08'.F2]" office:value-type="float" office:value="102061.66" calcext:value-type="float">
            <text:p>102.061,66</text:p>
          </table:table-cell>
          <table:table-cell table:style-name="ce63" table:formula="of:=[$'08'.G2]" office:value-type="float" office:value="-25043.05" calcext:value-type="float">
            <text:p>-25.043,05</text:p>
          </table:table-cell>
          <table:table-cell table:style-name="ce63" table:formula="of:=[.E13]+[.F13]+[.G12]" office:value-type="float" office:value="104754.33" calcext:value-type="float">
            <text:p>104.754,3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71850" calcext:value-type="float">
            <text:p>71.850,00</text:p>
          </table:table-cell>
          <table:table-cell table:style-name="ce63" table:formula="of:=[$'09'.E2]" office:value-type="float" office:value="-75519.02" calcext:value-type="float">
            <text:p>-75.519,02</text:p>
          </table:table-cell>
          <table:table-cell table:style-name="ce63" table:formula="of:=[.B14]+[.C14]+[.D13]" office:value-type="float" office:value="46849.46" calcext:value-type="float">
            <text:p>46.849,46</text:p>
          </table:table-cell>
          <table:table-cell table:style-name="ce63" table:formula="of:=[$'09'.F2]" office:value-type="float" office:value="0" calcext:value-type="float">
            <text:p>0,00</text:p>
          </table:table-cell>
          <table:table-cell table:style-name="ce63" table:formula="of:=[$'09'.G2]" office:value-type="float" office:value="0" calcext:value-type="float">
            <text:p>0,00</text:p>
          </table:table-cell>
          <table:table-cell table:style-name="ce63" table:formula="of:=[.E14]+[.F14]+[.G13]" office:value-type="float" office:value="104754.33" calcext:value-type="float">
            <text:p>104.754,3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3850" calcext:value-type="float">
            <text:p>13.850,00</text:p>
          </table:table-cell>
          <table:table-cell table:style-name="ce63" table:formula="of:=[$'10'.E2]" office:value-type="float" office:value="-11546.5" calcext:value-type="float">
            <text:p>-11.546,50</text:p>
          </table:table-cell>
          <table:table-cell table:style-name="ce63" table:formula="of:=[.B15]+[.C15]+[.D14]" office:value-type="float" office:value="49152.96" calcext:value-type="float">
            <text:p>49.152,96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104754.33" calcext:value-type="float">
            <text:p>104.754,3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5050" calcext:value-type="float">
            <text:p>135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172656.46" calcext:value-type="float">
            <text:p>172.656,46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104754.33" calcext:value-type="float">
            <text:p>104.754,3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3850" calcext:value-type="float">
            <text:p>13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174959.96" calcext:value-type="float">
            <text:p>174.959,96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104754.33" calcext:value-type="float">
            <text:p>104.754,3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20657.59" calcext:value-type="float">
            <text:p>420.657,59</text:p>
          </table:table-cell>
          <table:table-cell table:style-name="ce63" table:formula="of:=SUM([.C6:.C17])" office:value-type="float" office:value="-245697.63" calcext:value-type="float">
            <text:p>-245.697,63</text:p>
          </table:table-cell>
          <table:table-cell table:style-name="ce63"/>
          <table:table-cell table:style-name="ce63" table:formula="of:=SUM([.E6:.E17])" office:value-type="float" office:value="256201.14" calcext:value-type="float">
            <text:p>256.201,14</text:p>
          </table:table-cell>
          <table:table-cell table:style-name="ce63" table:formula="of:=SUM([.F6:.F17])" office:value-type="float" office:value="-151446.81" calcext:value-type="float">
            <text:p>-151.446,81</text:p>
          </table:table-cell>
          <table:table-cell table:style-name="ce63" table:formula="of:=[.E19]+[.F19]" office:value-type="float" office:value="104754.33" calcext:value-type="float">
            <text:p>104.754,33</text:p>
          </table:table-cell>
          <table:table-cell/>
          <table:table-cell table:formula="of:=SUM([.I6:.I17])" office:value-type="float" office:value="258" calcext:value-type="float">
            <text:p>258</text:p>
          </table:table-cell>
          <table:table-cell table:style-name="ce78" table:formula="of:=SUM([.J6:.J17])" office:value-type="float" office:value="64.2678" calcext:value-type="float">
            <text:p>64,27</text:p>
          </table:table-cell>
          <table:table-cell table:style-name="ce78" table:formula="of:=SUM([.K6:.K17])" office:value-type="float" office:value="193.7322" calcext:value-type="float">
            <text:p>193,73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1" table:formula="of:=[.B19]/12" office:value-type="float" office:value="35054.7991666667" calcext:value-type="float">
            <text:p>35.054,80</text:p>
          </table:table-cell>
          <table:table-cell table:style-name="ce61" table:formula="of:=[.C19]/12" office:value-type="float" office:value="-20474.8025" calcext:value-type="float">
            <text:p>-20.474,80</text:p>
          </table:table-cell>
          <table:table-cell/>
          <table:table-cell table:style-name="ce61" table:formula="of:=[.E19]/8" office:value-type="float" office:value="32025.1425" calcext:value-type="float">
            <text:p>32.025,14</text:p>
          </table:table-cell>
          <table:table-cell table:style-name="ce61" table:formula="of:=[.F19]/8" office:value-type="float" office:value="-18930.85125" calcext:value-type="float">
            <text:p>-18.930,85</text:p>
          </table:table-cell>
          <table:table-cell table:style-name="ce61"/>
          <table:table-cell table:number-columns-repeated="2"/>
          <table:table-cell table:style-name="ce78"/>
          <table:table-cell/>
          <table:table-cell table:formula="of:=[.K19]+[.L19]" office:value-type="float" office:value="276.5322" calcext:value-type="float">
            <text:p>276,53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3"/>
        <table:table-column table:style-name="co16" table:number-columns-repeated="3" table:default-cell-style-name="ce63"/>
        <table:table-column table:style-name="co10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7" table:default-cell-style-name="ce93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2" table:default-cell-style-name="ce93"/>
        <table:table-column table:style-name="co23" table:default-cell-style-name="Default"/>
        <table:table-column table:style-name="co24" table:default-cell-style-name="Default"/>
        <table:table-column table:style-name="co25" table:default-cell-style-name="ce63"/>
        <table:table-column table:style-name="co26" table:default-cell-style-name="ce63"/>
        <table:table-column table:style-name="co25" table:default-cell-style-name="ce63"/>
        <table:table-column table:style-name="co26" table:number-columns-repeated="2" table:default-cell-style-name="ce63"/>
        <table:table-column table:style-name="co10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0" table:default-cell-style-name="ce93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F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F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default-cell-style-name="ce115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0" table:number-columns-repeated="2" table:default-cell-style-name="ce60"/>
        <table:table-column table:style-name="co10" table:number-columns-repeated="3" table:default-cell-style-name="ce63"/>
        <table:table-row table:style-name="ro1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6])" office:value-type="float" office:value="51063.54" calcext:value-type="float">
            <text:p>51.063,54</text:p>
          </table:table-cell>
          <table:table-cell table:style-name="ce109" table:formula="of:=SUM([.E4:.E86])" office:value-type="float" office:value="-11695.35" calcext:value-type="float">
            <text:p>-11.695,35</text:p>
          </table:table-cell>
          <table:table-cell table:style-name="ce109" table:formula="of:=SUM([.F4:.F83])" office:value-type="float" office:value="102061.66" calcext:value-type="float">
            <text:p>102.061,66</text:p>
          </table:table-cell>
          <table:table-cell table:style-name="ce109" table:formula="of:=SUM([.G4:.G83])" office:value-type="float" office:value="-25043.05" calcext:value-type="float">
            <text:p>-25.043,05</text:p>
          </table:table-cell>
          <table:table-cell table:style-name="ce109" table:formula="of:=[.F2]+[.G2]" office:value-type="float" office:value="77018.61" calcext:value-type="float">
            <text:p>77.018,61</text:p>
          </table:table-cell>
        </table:table-row>
        <table:table-row table:style-name="ro1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9]+[.F11]+[.G11]" office:value-type="float" office:value="100.43" calcext:value-type="float">
            <text:p>100,4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9" table:number-columns-repeated="2"/>
          <table:table-cell table:style-name="ce158"/>
          <table:table-cell table:style-name="ce62" table:number-columns-repeated="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-[.G14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-[.G15]" office:value-type="float" office:value="4696.5" calcext:value-type="float">
            <text:p>4.696,50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2]+[.F16]+[.G16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8]+[.F19]+[.G19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431.47" calcext:value-type="float">
            <text:p>-431,47</text:p>
          </table:table-cell>
        </table:table-row>
        <table:table-row table:style-name="ro1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style-name="ce6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23]+[.F24]+[.G24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4]+[.F25]+[.G25]" office:value-type="float" office:value="-2876.12" calcext:value-type="float">
            <text:p>-2.876,1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5]+[.F26]+[.G26]" office:value-type="float" office:value="-4983.12" calcext:value-type="float">
            <text:p>-4.983,1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4983.12" calcext:value-type="float">
            <text:p>-4.983,12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6021.12" calcext:value-type="float">
            <text:p>-6.021,12</text:p>
          </table:table-cell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9021.12" calcext:value-type="float">
            <text:p>-9.021,12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9659.12" calcext:value-type="float">
            <text:p>-9.659,12</text:p>
          </table:table-cell>
        </table:table-row>
        <table:table-row table:style-name="ro1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0059.12" calcext:value-type="float">
            <text:p>-10.059,12</text:p>
          </table:table-cell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1931.28" calcext:value-type="float">
            <text:p>-11.931,28</text:p>
          </table:table-cell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1935.02" calcext:value-type="float">
            <text:p>-11.935,02</text:p>
          </table:table-cell>
        </table:table-row>
        <table:table-row table:style-name="ro1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2635.02" calcext:value-type="float">
            <text:p>-12.635,02</text:p>
          </table:table-cell>
        </table:table-row>
        <table:table-row table:style-name="ro1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3015.02" calcext:value-type="float">
            <text:p>-13.015,02</text:p>
          </table:table-cell>
        </table:table-row>
        <table:table-row table:style-name="ro1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3215.02" calcext:value-type="float">
            <text:p>-13.215,02</text:p>
          </table:table-cell>
        </table:table-row>
        <table:table-row table:style-name="ro1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36]+[.F40]+[.G40]" office:value-type="float" office:value="-13215.02" calcext:value-type="float">
            <text:p>-13.215,02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 table:style-name="ce6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6784.98" calcext:value-type="float">
            <text:p>6.784,98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 table:style-name="ce6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31784.98" calcext:value-type="float">
            <text:p>31.784,98</text:p>
          </table:table-cell>
        </table:table-row>
        <table:table-row table:style-name="ro1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26419.98" calcext:value-type="float">
            <text:p>26.419,98</text:p>
          </table:table-cell>
        </table:table-row>
        <table:table-row table:style-name="ro1">
          <table:table-cell table:style-name="ce93"/>
          <table:table-cell office:value-type="string" calcext:value-type="string">
            <text:p>snyG Metin ÇELİK 31-9-22 – 23</text:p>
          </table:table-cell>
          <table:table-cell table:style-name="ce98"/>
          <table:table-cell table:style-name="ce157"/>
          <table:table-cell table:style-name="ce6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66419.98" calcext:value-type="float">
            <text:p>66.419,98</text:p>
          </table:table-cell>
        </table:table-row>
        <table:table-row table:style-name="ro1">
          <table:table-cell table:style-name="ce93"/>
          <table:table-cell office:value-type="string" calcext:value-type="string">
            <text:p>40000 + (8 x 1000) = 48000 TL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4]+[.F45]+[.G45]" office:value-type="float" office:value="66419.98" calcext:value-type="float">
            <text:p>66.419,98</text:p>
          </table:table-cell>
        </table:table-row>
        <table:table-row table:style-name="ro1">
          <table:table-cell table:style-name="ce93"/>
          <table:table-cell/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5]+[.F46]+[.G46]" office:value-type="float" office:value="66419.98" calcext:value-type="float">
            <text:p>66.419,98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70719.48" calcext:value-type="float">
            <text:p>70.719,48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72369.48" calcext:value-type="float">
            <text:p>72.369,48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75369.48" calcext:value-type="float">
            <text:p>75.369,48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75369.48" calcext:value-type="float">
            <text:p>75.369,48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0]+[.F51]+[.G51]" office:value-type="float" office:value="75369.48" calcext:value-type="float">
            <text:p>75.369,48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75369.48" calcext:value-type="float">
            <text:p>75.369,48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2]+[.F53]+[.G53]" office:value-type="float" office:value="75369.48" calcext:value-type="float">
            <text:p>75.369,48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75369.48" calcext:value-type="float">
            <text:p>75.369,48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76369.48" calcext:value-type="float">
            <text:p>76.369,48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79369.48" calcext:value-type="float">
            <text:p>79.369,48</text:p>
          </table:table-cell>
        </table:table-row>
        <table:table-row table:style-name="ro1">
          <table:table-cell/>
          <table:table-cell table:style-name="ce161" office:value-type="string" calcext:value-type="string">
            <text:p>SnyF-Kynkçı Merdal 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79815.11" calcext:value-type="float">
            <text:p>79.815,11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7]+[.F58]+[.G58]" office:value-type="float" office:value="79815.11" calcext:value-type="float">
            <text:p>79.815,11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 kalan bakiye</text:p>
          </table:table-cell>
          <table:table-cell table:style-name="ce119"/>
          <table:table-cell table:style-name="ce76" office:value-type="float" office:value="2000" calcext:value-type="float">
            <text:p>2.000,00</text:p>
          </table:table-cell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Default"/>
          <table:table-cell table:formula="of:=[.H58]+[.F59]+[.G59]" office:value-type="float" office:value="81815.11" calcext:value-type="float">
            <text:p>81.815,11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81815.11" calcext:value-type="float">
            <text:p>81.815,11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72])" office:value-type="float" office:value="71850" calcext:value-type="float">
            <text:p>71.850,00</text:p>
          </table:table-cell>
          <table:table-cell table:style-name="ce109" table:formula="of:=SUM([.E5:.E72])" office:value-type="float" office:value="-75519.02" calcext:value-type="float">
            <text:p>-75.519,02</text:p>
          </table:table-cell>
          <table:table-cell table:style-name="ce109" table:formula="of:=SUM([.F5:.F69])" office:value-type="float" office:value="0" calcext:value-type="float">
            <text:p>0,00</text:p>
          </table:table-cell>
          <table:table-cell table:style-name="ce109" table:formula="of:=SUM([.G5:.G69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6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table:style-name="ce62" office:value-type="float" office:value="-448.35" calcext:value-type="float">
            <text:p>-448,35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</text:p>
          </table:table-cell>
          <table:table-cell table:style-name="ce100" table:number-columns-repeated="2"/>
          <table:table-cell table:style-name="ce62" office:value-type="float" office:value="-112.67" calcext:value-type="float">
            <text:p>-112,67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table:style-name="ce100" office:value-type="string" calcext:value-type="string">
            <text:p>benzin tokat-taşucu</text:p>
          </table:table-cell>
          <table:table-cell table:style-name="ce100" table:number-columns-repeated="2"/>
          <table:table-cell table:style-name="ce62" office:value-type="float" office:value="-900.19" calcext:value-type="float">
            <text:p>-900,19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</text:p>
          </table:table-cell>
          <table:table-cell table:style-name="ce100" table:number-columns-repeated="2"/>
          <table:table-cell table:style-name="ce62" office:value-type="float" office:value="-633.2" calcext:value-type="float">
            <text:p>-633,20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mersin benzin</text:p>
          </table:table-cell>
          <table:table-cell table:style-name="ce100" table:number-columns-repeated="2"/>
          <table:table-cell table:style-name="ce62" office:value-type="float" office:value="-1080.16" calcext:value-type="float">
            <text:p>-1.080,16</text:p>
          </table:table-cell>
          <table:table-cell table:number-columns-repeated="3"/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3" office:value-type="float" office:value="-13620.3" calcext:value-type="float">
            <text:p>-13.620,3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3"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3" office:value-type="float" office:value="-15000" calcext:value-type="float">
            <text:p>-15.000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2"/>
          <table:table-cell table:style-name="ce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number-columns-repeated="3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1/8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61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4]+[.F45]+[.G45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850" calcext:value-type="float">
            <text:p>13.8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2])" office:value-type="float" office:value="0" calcext:value-type="float">
            <text:p>0,00</text:p>
          </table:table-cell>
          <table:table-cell table:style-name="ce109" table:formula="of:=SUM([.G4:.G62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2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2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5050" calcext:value-type="float">
            <text:p>135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3850" calcext:value-type="float">
            <text:p>13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.00.0000</text:date>, <text:time style:data-style-name="N2" text:time-value="17:35:30.9347914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23H9M55S</meta:editing-duration>
    <meta:editing-cycles>66</meta:editing-cycles>
    <meta:generator>LibreOffice/7.2.7.2$Linux_X86_64 LibreOffice_project/20$Build-2</meta:generator>
    <dc:date>2022-09-08T18:44:56.062777983</dc:date>
    <meta:document-statistic meta:table-count="14" meta:cell-count="1594" meta:object-count="0"/>
  </office:meta>
</office:document-meta>
</file>